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5mm"/>
    </style:style>
    <style:style style:name="co2" style:family="table-column">
      <style:table-column-properties fo:break-before="auto" style:column-width="27.62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84.0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default-cell-style-name="ce1"/>
        <table:table-column table:style-name="co5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ncoder velocity</text:p>
          </table:table-cell>
          <table:table-cell table:style-name="ce2" office:value-type="string" calcext:value-type="string">
            <text:p>input voltage</text:p>
          </table:table-cell>
          <table:table-cell table:style-name="ce2" office:value-type="string" calcext:value-type="string">
            <text:p>scaled voltage</text:p>
          </table:table-cell>
          <table:table-cell table:style-name="Default" table:number-columns-repeated="2"/>
          <table:table-cell office:value-type="string" calcext:value-type="string">
            <text:p>plasma source voltage divide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float" office:value="931.3725" calcext:value-type="float">
            <text:p>931.3725</text:p>
          </table:table-cell>
          <table:table-cell table:style-name="ce3" office:value-type="float" office:value="0" calcext:value-type="float">
            <text:p>0</text:p>
          </table:table-cell>
          <table:table-cell table:formula="of:=[.$B3]*[.$H$3]" office:value-type="float" office:value="0" calcext:value-type="float">
            <text:p>0</text:p>
          </table:table-cell>
          <table:table-cell table:style-name="Default" table:formula="of:=+[.A3]-[.$A$3]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0.5" calcext:value-type="float">
            <text:p>0.5</text:p>
          </table:table-cell>
          <table:table-cell table:formula="of:=[.$B4]*[.$H$3]" office:value-type="float" office:value="20" calcext:value-type="float">
            <text:p>20</text:p>
          </table:table-cell>
          <table:table-cell table:style-name="Default" table:formula="of:=+[.A4]-[.$A$3]" office:value-type="float" office:value="293.6275" calcext:value-type="float">
            <text:p>293.6275</text:p>
          </table:table-cell>
          <table:table-cell table:style-name="Default" table:number-columns-repeated="2"/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" calcext:value-type="float">
            <text:p>1</text:p>
          </table:table-cell>
          <table:table-cell table:formula="of:=[.$B5]*[.$H$3]" office:value-type="float" office:value="40" calcext:value-type="float">
            <text:p>40</text:p>
          </table:table-cell>
          <table:table-cell table:style-name="Default" table:formula="of:=+[.A5]-[.$A$3]" office:value-type="float" office:value="618.6275" calcext:value-type="float">
            <text:p>618.6275</text:p>
          </table:table-cell>
          <table:table-cell table:style-name="Default"/>
          <table:table-cell table:style-name="ce3" office:value-type="string" calcext:value-type="string">
            <text:p>input data at green colour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1856.436" calcext:value-type="float">
            <text:p>1856.436</text:p>
          </table:table-cell>
          <table:table-cell table:style-name="ce3" office:value-type="float" office:value="1.5" calcext:value-type="float">
            <text:p>1.5</text:p>
          </table:table-cell>
          <table:table-cell table:formula="of:=[.$B6]*[.$H$3]" office:value-type="float" office:value="60" calcext:value-type="float">
            <text:p>60</text:p>
          </table:table-cell>
          <table:table-cell table:style-name="Default" table:formula="of:=+[.A6]-[.$A$3]" office:value-type="float" office:value="925.0635" calcext:value-type="float">
            <text:p>925.0635</text:p>
          </table:table-cell>
          <table:table-cell table:style-name="Default"/>
          <table:table-cell office:value-type="string" calcext:value-type="string">
            <text:p>example for a mesa <text:s/>thcad10 in 1/128 frequency output mode, connected to a BBB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2178.218" calcext:value-type="float">
            <text:p>2178.218</text:p>
          </table:table-cell>
          <table:table-cell table:style-name="ce3" office:value-type="float" office:value="2" calcext:value-type="float">
            <text:p>2</text:p>
          </table:table-cell>
          <table:table-cell table:formula="of:=[.$B7]*[.$H$3]" office:value-type="float" office:value="80" calcext:value-type="float">
            <text:p>80</text:p>
          </table:table-cell>
          <table:table-cell table:style-name="Default" table:formula="of:=+[.A7]-[.$A$3]" office:value-type="float" office:value="1246.8455" calcext:value-type="float">
            <text:p>1246.84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.5" calcext:value-type="float">
            <text:p>2.5</text:p>
          </table:table-cell>
          <table:table-cell table:formula="of:=[.$B8]*[.$H$3]" office:value-type="float" office:value="100" calcext:value-type="float">
            <text:p>100</text:p>
          </table:table-cell>
          <table:table-cell table:style-name="Default" table:formula="of:=+[.A8]-[.$A$3]" office:value-type="float" office:value="1568.6275" calcext:value-type="float">
            <text:p>1568.6275</text:p>
          </table:table-cell>
          <table:table-cell table:style-name="Default"/>
          <table:table-cell>
            <draw:frame table:end-cell-address="Sheet1.N24" table:end-x="15.47mm" table:end-y="3.05mm" draw:z-index="0" draw:name="Chart 1" draw:style-name="gr1" svg:width="138.92mm" svg:height="78.71mm" svg:x="8.36mm" svg:y="2.24mm">
              <loext:p draw:notify-on-update-of-ranges="Sheet1.A3:Sheet1.A17 Sheet1.C2:Sheet1.C2 Sheet1.C3:Sheet1.C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float" office:value="2808.989" calcext:value-type="float">
            <text:p>2808.989</text:p>
          </table:table-cell>
          <table:table-cell table:style-name="ce3" office:value-type="float" office:value="3" calcext:value-type="float">
            <text:p>3</text:p>
          </table:table-cell>
          <table:table-cell table:formula="of:=[.$B9]*[.$H$3]" office:value-type="float" office:value="120" calcext:value-type="float">
            <text:p>120</text:p>
          </table:table-cell>
          <table:table-cell table:style-name="Default" table:formula="of:=+[.A9]-[.$A$3]" office:value-type="float" office:value="1877.6165" calcext:value-type="float">
            <text:p>1877.616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3125" calcext:value-type="float">
            <text:p>3125</text:p>
          </table:table-cell>
          <table:table-cell table:style-name="ce3" office:value-type="float" office:value="3.5" calcext:value-type="float">
            <text:p>3.5</text:p>
          </table:table-cell>
          <table:table-cell table:formula="of:=[.$B10]*[.$H$3]" office:value-type="float" office:value="140" calcext:value-type="float">
            <text:p>140</text:p>
          </table:table-cell>
          <table:table-cell table:style-name="Default" table:formula="of:=+[.A10]-[.$A$3]" office:value-type="float" office:value="2193.6275" calcext:value-type="float">
            <text:p>2193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3424.658" calcext:value-type="float">
            <text:p>3424.658</text:p>
          </table:table-cell>
          <table:table-cell table:style-name="ce3" office:value-type="float" office:value="4" calcext:value-type="float">
            <text:p>4</text:p>
          </table:table-cell>
          <table:table-cell table:formula="of:=[.$B11]*[.$H$3]" office:value-type="float" office:value="160" calcext:value-type="float">
            <text:p>160</text:p>
          </table:table-cell>
          <table:table-cell table:style-name="Default" table:formula="of:=+[.A11]-[.$A$3]" office:value-type="float" office:value="2493.2855" calcext:value-type="float">
            <text:p>2493.28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032.258" calcext:value-type="float">
            <text:p>4032.258</text:p>
          </table:table-cell>
          <table:table-cell table:style-name="ce3" office:value-type="float" office:value="5" calcext:value-type="float">
            <text:p>5</text:p>
          </table:table-cell>
          <table:table-cell table:formula="of:=[.$B12]*[.$H$3]" office:value-type="float" office:value="200" calcext:value-type="float">
            <text:p>200</text:p>
          </table:table-cell>
          <table:table-cell table:style-name="Default" table:formula="of:=+[.A12]-[.$A$3]" office:value-type="float" office:value="3100.8855" calcext:value-type="float">
            <text:p>3100.88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716.981" calcext:value-type="float">
            <text:p>4716.981</text:p>
          </table:table-cell>
          <table:table-cell table:style-name="ce3" office:value-type="float" office:value="6" calcext:value-type="float">
            <text:p>6</text:p>
          </table:table-cell>
          <table:table-cell table:formula="of:=[.$B13]*[.$H$3]" office:value-type="float" office:value="240" calcext:value-type="float">
            <text:p>240</text:p>
          </table:table-cell>
          <table:table-cell table:style-name="Default" table:formula="of:=+[.A13]-[.$A$3]" office:value-type="float" office:value="3785.6085" calcext:value-type="float">
            <text:p>3785.608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5350" calcext:value-type="float">
            <text:p>5350</text:p>
          </table:table-cell>
          <table:table-cell table:style-name="ce3" office:value-type="float" office:value="7" calcext:value-type="float">
            <text:p>7</text:p>
          </table:table-cell>
          <table:table-cell table:formula="of:=[.$B14]*[.$H$3]" office:value-type="float" office:value="280" calcext:value-type="float">
            <text:p>280</text:p>
          </table:table-cell>
          <table:table-cell table:style-name="Default" table:formula="of:=+[.A14]-[.$A$3]" office:value-type="float" office:value="4418.6275" calcext:value-type="float">
            <text:p>441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8" calcext:value-type="float">
            <text:p>8</text:p>
          </table:table-cell>
          <table:table-cell table:formula="of:=[.$B15]*[.$H$3]" office:value-type="float" office:value="320" calcext:value-type="float">
            <text:p>320</text:p>
          </table:table-cell>
          <table:table-cell table:style-name="Default" table:formula="of:=+[.A15]-[.$A$3]" office:value-type="float" office:value="5068.6275" calcext:value-type="float">
            <text:p>506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6600" calcext:value-type="float">
            <text:p>6600</text:p>
          </table:table-cell>
          <table:table-cell table:style-name="ce3" office:value-type="float" office:value="9" calcext:value-type="float">
            <text:p>9</text:p>
          </table:table-cell>
          <table:table-cell table:formula="of:=[.$B16]*[.$H$3]" office:value-type="float" office:value="360" calcext:value-type="float">
            <text:p>360</text:p>
          </table:table-cell>
          <table:table-cell table:style-name="Default" table:formula="of:=+[.A16]-[.$A$3]" office:value-type="float" office:value="5668.6275" calcext:value-type="float">
            <text:p>566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0" calcext:value-type="float">
            <text:p>10</text:p>
          </table:table-cell>
          <table:table-cell table:formula="of:=[.$B17]*[.$H$3]" office:value-type="float" office:value="400" calcext:value-type="float">
            <text:p>400</text:p>
          </table:table-cell>
          <table:table-cell table:style-name="Default" table:formula="of:=+[.A17]-[.$A$3]" office:value-type="float" office:value="6268.6275" calcext:value-type="float">
            <text:p>6268.6275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=kx+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=</text:p>
          </table:table-cell>
          <table:table-cell table:formula="of:=+LINEST([.C3:.C17];[.A3:.A17];1;1)" office:value-type="float" office:value="0.0633784159358041" calcext:value-type="float">
            <text:p>0.063378415935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=</text:p>
          </table:table-cell>
          <table:table-cell table:formula="of:=+[.B29]" office:value-type="float" office:value="57.63855952136" calcext:value-type="float">
            <text:p>57.6385595213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=</text:p>
          </table:table-cell>
          <table:table-cell table:formula="of:=+[.B23]*[.A4]" office:value-type="float" office:value="77.63855952136" calcext:value-type="float">
            <text:p>77.6385595213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…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</text:p>
          </table:table-cell>
          <table:table-cell table:formula="of:=+[.B28]-[.C4]" office:value-type="float" office:value="57.63855952136" calcext:value-type="float">
            <text:p>57.6385595213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=</text:p>
          </table:table-cell>
          <table:table-cell table:formula="of:=+255*3/3.3" office:value-type="float" office:value="231.818181818182" calcext:value-type="float">
            <text:p>231.81818181818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0:41:25.0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_64 LibreOffice_project/066b007f5ebcc236395c7d282ba488bca6720265</meta:generator>
    <meta:initial-creator>João Tiago Cardoso</meta:initial-creator>
    <meta:creation-date>2016-08-07T15:19:10Z</meta:creation-date>
    <dc:date>2017-05-08T00:17:15.894000000</dc:date>
    <meta:editing-duration>P1DT6H21M6S</meta:editing-duration>
    <meta:editing-cycles>8</meta:editing-cycles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892cm" svg:height="7.874cm" xlink:href=".." xlink:type="simple" chart:class="chart:scatter" chart:style-name="ch1">
        <chart:title svg:x="5.47cm" svg:y="0.293cm" chart:style-name="ch2">
          <text:p>scaled voltage</text:p>
        </chart:title>
        <chart:plot-area chart:style-name="ch3" table:cell-range-address="Sheet1.A3:Sheet1.A17 Sheet1.C2:Sheet1.C17" chart:data-source-has-labels="row" svg:x="0.277cm" svg:y="1.339cm" svg:width="13.338cm" svg:height="6.378cm">
          <chartooo:coordinate-region svg:x="0.973cm" svg:y="1.53cm" svg:width="12.344cm" svg:height="5.55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3:Sheet1.C17" chart:label-cell-address="Sheet1.C2:Sheet1.C2" chart:class="chart:scatter">
            <chart:domain table:cell-range-address="Sheet1.A3:Sheet1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ed voltag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1.3725">
                <text:p>931.3725</text:p>
                <draw:g>
                  <svg:desc>Sheet1.A3:Sheet1.A17</svg:desc>
                </draw:g>
              </table:table-cell>
              <table:table-cell office:value-type="float" office:value="0">
                <text:p>0</text:p>
                <draw:g>
                  <svg:desc>Sheet1.C3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5">
                <text:p>1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0">
                <text:p>15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6.436">
                <text:p>1856.4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8.218">
                <text:p>2178.2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8.989">
                <text:p>2808.9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5">
                <text:p>3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4.658">
                <text:p>3424.6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2.258">
                <text:p>4032.2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6.981">
                <text:p>4716.9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50">
                <text:p>5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0">
                <text:p>66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0">
                <text:p>72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